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1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9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00/00/0000</text:date>, <text:time style:data-style-name="N2" text:time-value="12:08:51.51575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3-31T22:31:31.139851106</dc:date>
    <meta:editing-duration>P14DT13H1M48S</meta:editing-duration>
    <meta:editing-cycles>206</meta:editing-cycles>
    <meta:generator>LibreOffice/5.2.6.2$MacOSX_X86_64 LibreOffice_project/a3100ed2409ebf1c212f5048fbe377c281438fdc</meta:generator>
    <dc:creator>Michael </dc:creator>
    <meta:document-statistic meta:table-count="1" meta:cell-count="485" meta:object-count="0"/>
  </office:meta>
</office:document-meta>
</file>